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'Liberation Mono', Consolas, 'DejaVu Sans Mono', 'Ubuntu Mono', 'Courier New', 'Andale Mono', 'Lucida Console', monospace"/>
    <style:font-face style:name="Roboto" svg:font-family="Roboto, 'Open Sans', 'Source Sans Pro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proxima-nova" svg:font-family="proxima-nova, sans-serif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a4d6e" officeooo:paragraph-rsid="000a4d6e"/>
    </style:style>
    <style:style style:name="P2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rsid="000bb741" officeooo:paragraph-rsid="000bb741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padding="0.049cm" fo:border="0.74pt solid #cfcfcf"/>
      <style:text-properties fo:font-variant="normal" fo:text-transform="none" fo:color="#000000" style:font-name="monospace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padding="0.049cm" fo:border="0.74pt solid #cfcfcf"/>
    </style:style>
    <style:style style:name="P5" style:family="paragraph" style:parent-style-name="Preformatted_20_Text">
      <style:paragraph-properties fo:margin-left="0cm" fo:margin-right="0cm" fo:margin-top="0.265cm" fo:margin-bottom="0.265cm" loext:contextual-spacing="false" style:line-height-at-least="0.476cm" fo:orphans="2" fo:widows="2" fo:text-indent="0cm" style:auto-text-indent="false" fo:padding="0.053cm" fo:border="0.06pt solid #efeee6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letter-spacing="normal" fo:font-style="normal" fo:font-weight="normal" officeooo:rsid="000dc597" officeooo:paragraph-rsid="000dc597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rsid="000dc597" officeooo:paragraph-rsid="000dc597"/>
    </style:style>
    <style:style style:name="P9" style:family="paragraph" style:parent-style-name="Preformatted_20_Text">
      <style:paragraph-properties fo:margin-left="0cm" fo:margin-right="0cm" fo:margin-top="0.529cm" fo:margin-bottom="0.529cm" loext:contextual-spacing="false" fo:line-height="142%" fo:orphans="2" fo:widows="2" fo:text-indent="0cm" style:auto-text-indent="false" fo:padding-left="0.397cm" fo:padding-right="0.397cm" fo:padding-top="0.265cm" fo:padding-bottom="0.265cm" fo:border="0.06pt solid #00000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3" style:family="paragraph" style:parent-style-name="Standard">
      <style:text-properties officeooo:rsid="0009adee" officeooo:paragraph-rsid="0009adee"/>
    </style:style>
    <style:style style:name="P14" style:family="paragraph" style:parent-style-name="Standard">
      <style:text-properties officeooo:rsid="000a4d6e" officeooo:paragraph-rsid="000a4d6e"/>
    </style:style>
    <style:style style:name="P15" style:family="paragraph" style:parent-style-name="Standard">
      <style:text-properties officeooo:rsid="000bb741" officeooo:paragraph-rsid="000bb741"/>
    </style:style>
    <style:style style:name="P16" style:family="paragraph" style:parent-style-name="Standard">
      <style:text-properties officeooo:rsid="000cdd1d" officeooo:paragraph-rsid="000cdd1d"/>
    </style:style>
    <style:style style:name="P17" style:family="paragraph" style:parent-style-name="Text_20_body">
      <style:text-properties fo:font-variant="normal" fo:text-transform="none" fo:color="#4e443c" style:font-name="sans-serif" fo:font-size="10.5pt" fo:letter-spacing="normal" fo:font-style="normal" fo:font-weight="normal" officeooo:rsid="000a4d6e" officeooo:paragraph-rsid="000bb741"/>
    </style:style>
    <style:style style:name="P18" style:family="paragraph" style:parent-style-name="Text_20_body">
      <style:text-properties officeooo:rsid="000bb741" officeooo:paragraph-rsid="000bb741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0dc597" officeooo:paragraph-rsid="000dc59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0dcdf7" officeooo:paragraph-rsid="000dcdf7"/>
    </style:style>
    <style:style style:name="P23" style:family="paragraph" style:parent-style-name="Text_20_body">
      <style:paragraph-properties fo:margin-left="0cm" fo:margin-right="0cm" fo:margin-top="0.185cm" fo:margin-bottom="0.185cm" loext:contextual-spacing="false" style:line-height-at-least="0.582cm" fo:orphans="2" fo:widows="2" fo:text-indent="0cm" style:auto-text-indent="false"/>
      <style:text-properties fo:font-variant="normal" fo:text-transform="none" style:font-name="Roboto" fo:font-size="11.2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.185cm" fo:margin-bottom="0.185cm" loext:contextual-spacing="false" style:line-height-at-least="0.582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29" style:family="paragraph" style:parent-style-name="Heading_20_2">
      <style:text-properties fo:font-variant="normal" fo:text-transform="none" style:font-name="Roboto" fo:font-size="22.5pt" fo:letter-spacing="normal" fo:font-style="normal" fo:font-weight="bold" officeooo:rsid="0009adee" officeooo:paragraph-rsid="0009adee"/>
    </style:style>
    <style:style style:name="P30" style:family="paragraph" style:parent-style-name="Heading_20_2">
      <style:text-properties fo:font-variant="normal" fo:text-transform="none" fo:color="#24292e" style:font-name="apple-system" fo:letter-spacing="normal" fo:font-style="normal" fo:font-weight="bold" officeooo:rsid="000cdd1d" officeooo:paragraph-rsid="000cdd1d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3a3a3a" style:font-name="proxima-nova" fo:font-size="21pt" fo:letter-spacing="normal" fo:font-style="normal" fo:font-weight="normal"/>
    </style:style>
    <style:style style:name="P32" style:family="paragraph" style:parent-style-name="Heading_20_2">
      <style:paragraph-properties fo:margin-left="0cm" fo:margin-right="0cm" fo:margin-top="0.529cm" fo:margin-bottom="0.265cm" loext:contextual-spacing="false" style:line-height-at-least="1.058cm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font-name="Roboto" fo:font-size="22.5pt" fo:letter-spacing="normal" fo:font-style="normal" fo:font-weight="bold"/>
    </style:style>
    <style:style style:name="T1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cm" loext:border="none"/>
    </style:style>
    <style:style style:name="T2" style:family="text">
      <style:text-properties fo:font-variant="normal" fo:text-transform="none" fo:color="#333333" style:font-name="monospace" fo:letter-spacing="normal" fo:font-style="normal" fo:font-weight="normal" officeooo:rsid="000bb741" fo:background-color="#eeeeee" loext:char-shading-value="0" loext:padding="0cm" loext:border="none"/>
    </style:style>
    <style:style style:name="T3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cm" loext:border="none"/>
    </style:style>
    <style:style style:name="T4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.049cm" loext:border="0.06pt solid #f5f5f5"/>
    </style:style>
    <style:style style:name="T5" style:family="text">
      <style:text-properties fo:font-variant="normal" fo:text-transform="none" fo:color="#4e443c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4e443c" fo:letter-spacing="normal"/>
    </style:style>
    <style:style style:name="T7" style:family="text">
      <style:text-properties fo:font-variant="normal" fo:text-transform="none" fo:color="#eff1f5" style:font-name="Menlo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Roboto" fo:font-size="11.25pt" fo:letter-spacing="normal" fo:font-style="normal" fo:font-weight="normal"/>
    </style:style>
    <style:style style:name="T9" style:family="text">
      <style:text-properties fo:font-variant="normal" fo:text-transform="none" fo:color="#5f8341" style:font-name="Menlo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12" style:family="text">
      <style:text-properties fo:font-variant="normal" fo:text-transform="none" fo:color="#000000" style:font-name="monospace" fo:letter-spacing="normal" fo:font-style="normal" fo:font-weight="normal"/>
    </style:style>
    <style:style style:name="T13" style:family="text">
      <style:text-properties fo:font-variant="normal" fo:text-transform="none" fo:color="#004e66" style:font-name="verdana" fo:font-size="9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9" style:family="text">
      <style:text-properties fo:color="#4e443c" style:font-name="sans-serif" fo:font-size="10.5pt"/>
    </style:style>
    <style:style style:name="T20" style:family="text">
      <style:text-properties fo:color="#4e443c" style:font-name="sans-serif" fo:font-size="10.5pt" fo:font-weight="normal"/>
    </style:style>
    <style:style style:name="T21" style:family="text">
      <style:text-properties officeooo:rsid="000bb741"/>
    </style:style>
    <style:style style:name="T22" style:family="text">
      <style:text-properties officeooo:rsid="000cd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sh-keygen -t rsa -b 4096 -C "<text:a xlink:type="simple" xlink:href="mailto:gudosu@uemail99.com" text:style-name="Internet_20_link" text:visited-style-name="Visited_20_Internet_20_Link">gudosu@uemail99.com</text:a>"</text:p>
      <text:p text:style-name="P13"/>
      <text:p text:style-name="P13"/>
      <text:h text:style-name="P29" text:outline-level="2"><text:bookmark text:name="add-your-git-username-and-set-your-email"/>Add your Git username and set your email </text:h>
      <text:p text:style-name="P23">It is important to configure your Git username and email address as every Git commit will use this information to identify you as the author.</text:p>
      <text:p text:style-name="P23">On your shell, type the following command to add your username:</text:p>
      <text:p text:style-name="P9"><text:span text:style-name="Source_20_Text"><text:span text:style-name="T7">git config --global user.name "YOUR_USERNAME"</text:span></text:span></text:p>
      <text:p text:style-name="P23">Then verify that you have the correct username:</text:p>
      <text:p text:style-name="P9"><text:span text:style-name="Source_20_Text"><text:span text:style-name="T7">git config --global user.name</text:span></text:span></text:p>
      <text:p text:style-name="P23">To set your email address, type the following command:</text:p>
      <text:p text:style-name="P9"><text:span text:style-name="Source_20_Text"><text:span text:style-name="T7">git config --global user.email "your_email_address@example.com"</text:span></text:span></text:p>
      <text:p text:style-name="P23">To verify that you entered your email correctly, type:</text:p>
      <text:p text:style-name="P9"><text:span text:style-name="Source_20_Text"><text:span text:style-name="T7">git config --global user.email</text:span></text:span></text:p>
      <text:p text:style-name="P24"><text:span text:style-name="T8">You'll need to do this only once as you are using the </text:span><text:span text:style-name="Source_20_Text"><text:span text:style-name="T9">--global</text:span></text:span><text:span text:style-name="T8"> option. It tells Git to always use this information for anything you do on that system. If you want to override this with a different username or email address for specific projects, you can run the command without the </text:span><text:span text:style-name="Source_20_Text"><text:span text:style-name="T9">--global</text:span></text:span><text:span text:style-name="T8"> option when you’re in that project.</text:span></text:p>
      <text:h text:style-name="P32" text:outline-level="2"><text:bookmark text:name="check-your-information"/>Check your information </text:h>
      <text:p text:style-name="P23">To view the information that you entered, type:</text:p>
      <text:p text:style-name="P9"><text:span text:style-name="Source_20_Text"><text:span text:style-name="T7">git config --global --list</text:span></text:span></text:p>
      <text:p text:style-name="Text_20_body"><text:soft-page-break/><text:line-break/></text:p>
      <text:p text:style-name="P13"/>
      <text:p text:style-name="P13"/>
      <text:p text:style-name="P13"><text:s/></text:p>
      <text:p text:style-name="P13">git clone <text:a xlink:type="simple" xlink:href="mailto:git@gitlab.com" text:style-name="Internet_20_link" text:visited-style-name="Visited_20_Internet_20_Link">git@gitlab.com</text:a>:popo-titi/test-project.git</text:p>
      <text:p text:style-name="P13"/>
      <text:p text:style-name="P13">rails new gitlab-test-app --database=postgresql <text:s/></text:p>
      <text:p text:style-name="P13"/>
      <text:p text:style-name="P13"/>
      <text:p text:style-name="P14">git push --set-upstream git@gitlab.com:popo-titi/test-project.git master <text:s text:c="7"/></text:p>
      <text:p text:style-name="P14">git push -u gitlab --all</text:p>
      <text:p text:style-name="P14"/>
      <text:p text:style-name="P14">git remote show gitlab </text:p>
      <text:p text:style-name="P14">git remote -v</text:p>
      <text:p text:style-name="P14">git remote</text:p>
      <text:p text:style-name="P1"><text:span text:style-name="Source_20_Text"><text:span text:style-name="T1">git remote add </text:span></text:span><text:span text:style-name="Source_20_Text"><text:span text:style-name="T2">gitlab</text:span></text:span><text:span text:style-name="Source_20_Text"><text:span text:style-name="T1"> <text:s/>git@gitlab.com:popo-titi/test-project.git</text:span></text:span></text:p>
      <text:p text:style-name="P17"><text:span text:style-name="T21">(souvent on utilise origin au lieu de gitlab)</text:span></text:p>
      <text:p text:style-name="P17"><text:span text:style-name="T21">mais on peut travailler avec plusieurs repos distants</text:span></text:p>
      <text:p text:style-name="P17"><text:line-break/>As you just saw, to get data from your remote projects, you can run:</text:p>
      <text:p text:style-name="P5"><text:span text:style-name="Source_20_Text"><text:span text:style-name="T3">$ git fetch &lt;remote&gt;</text:span></text:span></text:p>
      <text:p text:style-name="P14"><text:span text:style-name="T6"> </text:span><text:span text:style-name="T5">you can use the </text:span><text:span text:style-name="Source_20_Text"><text:span text:style-name="T4">git pull</text:span></text:span><text:span text:style-name="T6"> </text:span><text:span text:style-name="T5">command to automatically fetch and then merge that remote branch into your current branch.</text:span></text:p>
      <text:p text:style-name="P14"><text:span text:style-name="T5"/></text:p>
      <text:p text:style-name="P15"><text:span text:style-name="T5">Une fois configuré, ne pas oublier :</text:span></text:p>
      <text:p text:style-name="P15"><text:span text:style-name="T5">git add .</text:span></text:p>
      <text:p text:style-name="P15"><text:span text:style-name="T5">Git commit -m ‘’ initial commit ‘’</text:span></text:p>
      <text:p text:style-name="P15"><text:span text:style-name="T5">git push gitlab master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start postgresql :</text:span></text:p>
      <text:p text:style-name="P15"><text:span text:style-name="T5"/></text:p>
      <text:p text:style-name="P2"><text:span text:style-name="T19">pg_ctl start -l logfile</text:span></text:p>
      <text:p text:style-name="P15"><text:span text:style-name="T5"/></text:p>
      <text:p text:style-name="P15"><text:span text:style-name="T5"/></text:p>
      <text:p text:style-name="P18"><text:span text:style-name="T10">Before anyone can access the database, you must start the database server. The database server program is called </text:span><text:span text:style-name="Teletype"><text:span text:style-name="T10">postgres</text:span></text:span><text:span text:style-name="T10">. The </text:span><text:span text:style-name="Teletype"><text:span text:style-name="T10">postgres</text:span></text:span><text:span text:style-name="T10"> program must know where to find the data it is supposed to use. This is done with the </text:span><text:span text:style-name="Teletype"><text:span text:style-name="T10">-D</text:span></text:span><text:span text:style-name="T10"> option. Thus, the simplest way to start the server is:</text:span></text:p>
      <text:p text:style-name="P4"><text:span text:style-name="T12">$ </text:span><text:span text:style-name="User_20_Entry"><text:span text:style-name="T12">postgres -D /usr/local/pgsql/data</text:span></text:span></text:p>
      <text:p text:style-name="P20"><text:span text:style-name="T10">which will leave the server running in the foreground. This must be done while logged into the PostgreSQL user account. Without </text:span><text:span text:style-name="Teletype"><text:span text:style-name="T10">-D</text:span></text:span><text:span text:style-name="T10">, the server will try to use the data directory named by the environment variable </text:span><text:span text:style-name="Teletype"><text:span text:style-name="T10">PGDATA</text:span></text:span><text:span text:style-name="T10">. If that variable is not provided either, it will fail.</text:span></text:p>
      <text:p text:style-name="P20"><text:span text:style-name="T10">Normally it is better to start </text:span><text:span text:style-name="Teletype"><text:span text:style-name="T10">postgres</text:span></text:span><text:span text:style-name="T10"> in the background. For this, use the usual Unix shell syntax:</text:span></text:p>
      <text:p text:style-name="P4"><text:span text:style-name="T12">$ </text:span><text:span text:style-name="User_20_Entry"><text:span text:style-name="T12">postgres -D /usr/local/pgsql/data &gt;logfile 2&gt;&amp;1 &amp;</text:span></text:span></text:p>
      <text:p text:style-name="P20"><text:soft-page-break/><text:span text:style-name="T10">It is important to store the server's stdout and stderr output somewhere, as shown above. It will help for auditing purposes and to diagnose problems. (See </text:span><text:a xlink:type="simple" xlink:href="https://www.postgresql.org/docs/9.1/static/logfile-maintenance.html" text:style-name="Internet_20_link" text:visited-style-name="Visited_20_Internet_20_Link"><text:span text:style-name="T13">Section 23.3</text:span></text:a><text:span text:style-name="T10"> for a more thorough discussion of log file handling.)</text:span></text:p>
      <text:p text:style-name="P20"><text:span text:style-name="T10">The </text:span><text:span text:style-name="Teletype"><text:span text:style-name="T10">postgres</text:span></text:span><text:span text:style-name="T10"> program also takes a number of other command-line options. For more information, see the </text:span><text:a xlink:type="simple" xlink:href="https://www.postgresql.org/docs/9.1/static/app-postgres.html" text:style-name="Internet_20_link" text:visited-style-name="Visited_20_Internet_20_Link"><text:span text:style-name="T13">postgres</text:span></text:a><text:span text:style-name="T10"> reference page and </text:span><text:a xlink:type="simple" xlink:href="https://www.postgresql.org/docs/9.1/static/runtime-config.html" text:style-name="Internet_20_link" text:visited-style-name="Visited_20_Internet_20_Link"><text:span text:style-name="T13">Chapter 18</text:span></text:a><text:span text:style-name="T10"> below.</text:span></text:p>
      <text:p text:style-name="P20"><text:span text:style-name="T10">This shell syntax can get tedious quickly. Therefore the wrapper program </text:span><text:a xlink:type="simple" xlink:href="https://www.postgresql.org/docs/9.1/static/app-pg-ctl.html" text:style-name="Internet_20_link" text:visited-style-name="Visited_20_Internet_20_Link"><text:span text:style-name="T13">pg_ctl</text:span></text:a><text:span text:style-name="T10"> is provided to simplify some tasks. For example:</text:span></text:p>
      <text:p text:style-name="P3">pg_ctl start -l logfile</text:p>
      <text:p text:style-name="P20"><text:span text:style-name="T10">will start the server in the background and put the output into the named log file. The </text:span><text:span text:style-name="Teletype"><text:span text:style-name="T10">-D</text:span></text:span><text:span text:style-name="T10"> option has the same meaning here as for </text:span><text:span text:style-name="Teletype"><text:span text:style-name="T10">postgres</text:span></text:span><text:span text:style-name="T10">. </text:span><text:span text:style-name="Teletype"><text:span text:style-name="T10">pg_ctl</text:span></text:span><text:span text:style-name="T10"> is also capable of stopping the server.</text:span></text:p>
      <text:p text:style-name="P20"><text:span text:style-name="T10">Normally, you will want to start the database server when the computer boots. Autostart scripts are operating-system-specific. There are a few distributed with PostgreSQL in the </text:span><text:span text:style-name="Teletype"><text:span text:style-name="T10">contrib/start-scripts</text:span></text:span><text:span text:style-name="T10"> directory. Installing one will require root privileges.</text:span></text:p>
      <text:p text:style-name="P20"><text:span text:style-name="T10">Different systems have different conventions for starting up daemons at boot time. Many systems have a file </text:span><text:span text:style-name="Teletype"><text:span text:style-name="T10">/etc/rc.local</text:span></text:span><text:span text:style-name="T10"> or </text:span><text:span text:style-name="Teletype"><text:span text:style-name="T10">/etc/rc.d/rc.local</text:span></text:span><text:span text:style-name="T10">. Others use </text:span><text:span text:style-name="Teletype"><text:span text:style-name="T10">init.d</text:span></text:span><text:span text:style-name="T10"> or </text:span><text:span text:style-name="Teletype"><text:span text:style-name="T10">rc.d</text:span></text:span><text:span text:style-name="T10"> directories. Whatever you do, the server must be run by the PostgreSQL user account </text:span><text:span text:style-name="T11">and not by root</text:span><text:span text:style-name="T10"> or any other user. Therefore you probably should form your commands using </text:span><text:span text:style-name="Teletype"><text:span text:style-name="T10">su postgres -c '...'</text:span></text:span><text:span text:style-name="T10">. For example:</text:span></text:p>
      <text:p text:style-name="P3">su postgres -c 'pg_ctl start -D /usr/local/pgsql/data -l serverlog'</text:p>
      <text:p text:style-name="P15"><text:span text:style-name="T5"/></text:p>
      <text:p text:style-name="P15"><text:span text:style-name="T5">psql –version</text:span></text:p>
      <text:p text:style-name="P15"><text:span text:style-name="T5"/></text:p>
      <text:p text:style-name="P15"><text:span text:style-name="T5">attention aux mots : nous on utilise psql</text:span></text:p>
      <text:p text:style-name="P15"><text:span text:style-name="T5"/></text:p>
      <text:p text:style-name="P15"><text:span text:style-name="T5"/></text:p>
      <text:p text:style-name="P16"><text:span text:style-name="T5">installer postgresql :</text:span></text:p>
      <text:p text:style-name="P16"><text:span text:style-name="T5"/></text:p>
      <text:p text:style-name="P16"><text:span text:style-name="T5"/></text:p>
      <text:h text:style-name="P30" text:outline-level="2"><text:span text:style-name="T20">Postgresql</text:span></text:h>
      <text:p text:style-name="P25">In a few weeks, we'll talk about SQL and Databases and you'll need something called Postgresql, an open-source robust and production-ready database. Let's install it now.</text:p>
      <text:p text:style-name="P25"/>
      <text:p text:style-name="P11"><text:span text:style-name="Source_20_Text"><text:span text:style-name="T14">sudo apt-get install -y postgresql postgresql-contrib libpq-dev build-essential</text:span></text:span></text:p>
      <text:p text:style-name="P12"><text:span text:style-name="Source_20_Text"><text:span text:style-name="T14">echo `whoami` &gt; /tmp/caller</text:span></text:span></text:p>
      <text:p text:style-name="P12"><text:span text:style-name="Source_20_Text"><text:span text:style-name="T14">sudo su - postgres</text:span></text:span></text:p>
      <text:p text:style-name="P12"><text:span text:style-name="Source_20_Text"><text:span text:style-name="T14">psql --command "CREATE ROLE `cat /tmp/caller` LOGIN createdb;"</text:span></text:span></text:p>
      <text:p text:style-name="P12"><text:span text:style-name="Source_20_Text"><text:span text:style-name="T14">exit</text:span></text:span></text:p>
      <text:p text:style-name="P12"><text:span text:style-name="Source_20_Text"><text:span text:style-name="T14">rm -f /tmp/caller</text:span></text:span></text:p>
      <text:p text:style-name="P19"><text:bookmark text:name="user-content-check-up"/><text:line-break/><text:span text:style-name="T22">ou </text:span></text:p>
      <text:p text:style-name="P6"><text:span text:style-name="Source_20_Text"><text:span text:style-name="T15">gem install pg</text:span></text:span></text:p>
      <text:p text:style-name="P19"/>
      <text:p text:style-name="P19">????</text:p>
      <text:p text:style-name="P22"><text:soft-page-break/>super commande  terminal : history</text:p>
      <text:h text:style-name="P31" text:outline-level="2"><text:bookmark text:name="setting-up-postgres"/>Setting Up Postgres</text:h>
      <text:p text:style-name="P26">Create a Postgres user for the Rails app we'll create in the next step. To do this, switch into the Postgres user:</text:p>
      <text:p text:style-name="P10"><text:span text:style-name="Source_20_Text"><text:span text:style-name="T15">su - postgres</text:span></text:span></text:p>
      <text:p text:style-name="P26">Then create a user (or a "role", as Postgres calls it):</text:p>
      <text:p text:style-name="P10"><text:span text:style-name="Source_20_Text"><text:span text:style-name="T15">create role myapp with createdb login password 'password1';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1">OR :</text:p>
      <text:p text:style-name="P21"/>
      <text:p text:style-name="P21"><text:span text:style-name="T16">Installing postgres using </text:span><text:span text:style-name="Source_20_Text"><text:span text:style-name="T17">apt-get</text:span></text:span><text:span text:style-name="T16"> does not create a user role or a database.</text:span></text:p>
      <text:p text:style-name="P28">To create a superuser role and a database for your personal user account:</text:p>
      <text:p text:style-name="P27"><text:span text:style-name="Source_20_Text"><text:span text:style-name="T17">sudo -u postgres createuser -s $(whoami); createdb $(whoami)</text:span></text:span></text:p>
      <text:p text:style-name="P21"/>
      <text:p text:style-name="P8"><text:span text:style-name="Source_20_Text"><text:span text:style-name="T18">sudo -u postgres createuser &lt;local username&gt;</text:span></text:span></text:p>
      <text:p text:style-name="P21"/>
      <text:p text:style-name="P21"/>
      <text:p text:style-name="P21"/>
      <text:p text:style-name="P21">STARTING : </text:p>
      <text:p text:style-name="P7">sudo service postgresql restart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'Liberation Mono', Consolas, 'DejaVu Sans Mono', 'Ubuntu Mono', 'Courier New', 'Andale Mono', 'Lucida Console', monospace"/>
    <style:font-face style:name="Roboto" svg:font-family="Roboto, 'Open Sans', 'Source Sans Pro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proxima-nova" svg:font-family="proxima-nova, sans-serif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47:07.414291217</meta:creation-date>
    <dc:date>2018-03-23T14:48:07.659832980</dc:date>
    <meta:editing-duration>PT22H10M40S</meta:editing-duration>
    <meta:editing-cycles>1</meta:editing-cycles>
    <meta:document-statistic meta:table-count="0" meta:image-count="0" meta:object-count="0" meta:page-count="4" meta:paragraph-count="76" meta:word-count="816" meta:character-count="5026" meta:non-whitespace-character-count="4274"/>
    <meta:generator>LibreOffice/5.1.6.2$Linux_X86_64 LibreOffice_project/10m0$Build-2</meta:generator>
  </office:meta>
</office:document-meta>
</file>